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74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3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00ff"/>
    </style:style>
    <style:style style:name="P6" style:family="paragraph">
      <loext:graphic-properties draw:fill-color="#ffffff"/>
      <style:paragraph-properties fo:text-align="center"/>
      <style:text-properties fo:color="#009933"/>
    </style:style>
    <style:style style:name="P7" style:family="paragraph">
      <loext:graphic-properties draw:fill-color="#ffffff"/>
      <style:paragraph-properties fo:text-align="center"/>
      <style:text-properties fo:color="#ff3333"/>
    </style:style>
    <style:style style:name="P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T1" style:family="text">
      <style:text-properties fo:color="#009933" fo:font-size="18pt" style:font-size-asian="18pt" style:font-size-complex="18pt"/>
    </style:style>
    <style:style style:name="T2" style:family="text">
      <style:text-properties fo:color="#0000ff" fo:font-size="18pt" style:font-size-asian="18pt" style:font-size-complex="18pt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color="#009933"/>
    </style:style>
    <style:style style:name="T6" style:family="text">
      <style:text-properties fo:color="#ff3333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6600cc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5.228cm" svg:x="1.016cm" svg:y="1.016cm">
          <draw:text-box>
            <text:p><text:span text:style-name="T1">00:04.0 Host bridge: Red Hat, Inc. QEMU PCI Expander bridge</text:span></text:p>
            <text:p><text:span text:style-name="T1">00:05.0 Host bridge: Red Hat, Inc. QEMU PCI Expander bridge</text:span></text:p>
            <text:p><text:span text:style-name="T2">03:00.0 PCI bridge: Red Hat, Inc. QEMU PCI-PCI bridge</text:span></text:p>
            <text:p><text:span text:style-name="T3">04:03.0 Ethernet controller: Intel Corporation 82540EM Gigabit Ethernet Controller (rev 03)</text:span></text:p>
            <text:p><text:span text:style-name="T2">08:00.0 PCI bridge: Red Hat, Inc. QEMU PCI-PCI bridge</text:span></text:p>
            <text:p><text:span text:style-name="T3">09:03.0 Ethernet controller: Intel Corporation 82540EM Gigabit Ethernet Controller (rev 03)</text:span></text:p>
            <text:p><text:span text:style-name="T3">09:04.0 Ethernet controller: Intel Corporation 82540EM Gigabit Ethernet Controller (rev 03)</text:span></text:p>
          </draw:text-box>
        </draw:frame>
        <draw:frame draw:style-name="gr2" draw:text-style-name="P2" draw:layer="layout" svg:width="10.452cm" svg:height="8.783cm" svg:x="0.47cm" svg:y="7.328cm">
          <draw:text-box>
            <text:p># lspci -t</text:p>
            <text:p>-+-[0000:08]---00.0-[09]--+-03.0</text:p>
            <text:p><text:s/>| <text:s text:c="37"/>\-04.0</text:p>
            <text:p><text:s/>+-[0000:03]---00.0-[04]----03.0</text:p>
            <text:p><text:s/>\-[0000:00]-+-00.0</text:p>
            <text:p><text:s text:c="19"/>+-01.0</text:p>
            <text:p><text:s text:c="19"/>+-01.1</text:p>
            <text:p><text:s text:c="19"/>+-01.3</text:p>
            <text:p><text:s text:c="19"/>+-02.0</text:p>
            <text:p><text:s text:c="19"/>+-03.0</text:p>
            <text:p><text:s text:c="19"/>+-04.0</text:p>
            <text:p><text:s text:c="20"/>\-05.0</text:p>
          </draw:text-box>
        </draw:frame>
        <draw:line draw:style-name="gr3" draw:text-style-name="P3" draw:layer="layout" svg:x1="12.146cm" svg:y1="8.59cm" svg:x2="32.466cm" svg:y2="8.59cm">
          <text:p/>
        </draw:line>
        <draw:line draw:style-name="gr3" draw:text-style-name="P3" draw:layer="layout" svg:x1="21.082cm" svg:y1="7.344cm" svg:x2="21.082cm" svg:y2="8.59cm">
          <text:p/>
        </draw:line>
        <draw:custom-shape draw:style-name="gr4" draw:text-style-name="P5" draw:layer="layout" svg:width="4.064cm" svg:height="1.524cm" svg:x="12.404cm" svg:y="9.52cm">
          <text:p text:style-name="P4"><text:span text:style-name="T4">PCI bridge</text:span></text:p>
          <text:p text:style-name="P4"><text:span text:style-name="T4">03:00.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7.404cm" svg:y="9.52cm">
          <text:p text:style-name="P4"><text:span text:style-name="T5">Host bridge</text:span></text:p>
          <text:p text:style-name="P4"><text:span text:style-name="T5">00:04.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064cm" svg:height="1.524cm" svg:x="22.404cm" svg:y="9.52cm">
          <text:p text:style-name="P4"><text:span text:style-name="T4">PCI bridge</text:span></text:p>
          <text:p text:style-name="P4"><text:span text:style-name="T4">08:00.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27.504cm" svg:y="9.52cm">
          <text:p text:style-name="P4"><text:span text:style-name="T5">Host bridge</text:span></text:p>
          <text:p text:style-name="P4"><text:span text:style-name="T5">00:05.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78cm" svg:y1="8.59cm" svg:x2="14.478cm" svg:y2="9.52cm">
          <text:p/>
        </draw:line>
        <draw:line draw:style-name="gr3" draw:text-style-name="P3" draw:layer="layout" svg:x1="19.578cm" svg:y1="8.59cm" svg:x2="19.578cm" svg:y2="9.52cm">
          <text:p/>
        </draw:line>
        <draw:line draw:style-name="gr3" draw:text-style-name="P3" draw:layer="layout" svg:x1="24.478cm" svg:y1="8.59cm" svg:x2="24.478cm" svg:y2="9.52cm">
          <text:p/>
        </draw:line>
        <draw:line draw:style-name="gr3" draw:text-style-name="P3" draw:layer="layout" svg:x1="29.578cm" svg:y1="8.59cm" svg:x2="29.578cm" svg:y2="9.52cm">
          <text:p/>
        </draw:line>
        <draw:line draw:style-name="gr3" draw:text-style-name="P3" draw:layer="layout" svg:x1="9.906cm" svg:y1="13cm" svg:x2="19.812cm" svg:y2="13cm">
          <text:p/>
        </draw:line>
        <draw:line draw:style-name="gr3" draw:text-style-name="P3" draw:layer="layout" svg:x1="22.206cm" svg:y1="13cm" svg:x2="32.112cm" svg:y2="13cm">
          <text:p/>
        </draw:line>
        <draw:line draw:style-name="gr3" draw:text-style-name="P3" draw:layer="layout" svg:x1="13.716cm" svg:y1="11.044cm" svg:x2="13.716cm" svg:y2="13cm">
          <text:p/>
        </draw:line>
        <draw:line draw:style-name="gr3" draw:text-style-name="P3" draw:layer="layout" svg:x1="24.638cm" svg:y1="11.044cm" svg:x2="24.638cm" svg:y2="13cm">
          <text:p/>
        </draw:line>
        <draw:custom-shape draw:style-name="gr4" draw:text-style-name="P7" draw:layer="layout" svg:width="4.064cm" svg:height="1.524cm" svg:x="12.404cm" svg:y="14.42cm">
          <text:p text:style-name="P4"><text:span text:style-name="T6">Ethernet</text:span></text:p>
          <text:p text:style-name="P4"><text:span text:style-name="T6">04:03.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22.004cm" svg:y="14.42cm">
          <text:p text:style-name="P4"><text:span text:style-name="T6">Ethernet</text:span></text:p>
          <text:p text:style-name="P4"><text:span text:style-name="T6">09:03.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27.804cm" svg:y="14.42cm">
          <text:p text:style-name="P4"><text:span text:style-name="T6">Ethernet</text:span></text:p>
          <text:p text:style-name="P4"><text:span text:style-name="T6">09:04.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32cm" svg:y1="13cm" svg:x2="14.732cm" svg:y2="14.42cm">
          <text:p/>
        </draw:line>
        <draw:line draw:style-name="gr3" draw:text-style-name="P3" draw:layer="layout" svg:x1="23.832cm" svg:y1="13cm" svg:x2="23.832cm" svg:y2="14.42cm">
          <text:p/>
        </draw:line>
        <draw:line draw:style-name="gr3" draw:text-style-name="P3" draw:layer="layout" svg:x1="29.832cm" svg:y1="13cm" svg:x2="29.832cm" svg:y2="14.42cm">
          <text:p/>
        </draw:line>
        <draw:frame draw:style-name="gr5" draw:text-style-name="P8" draw:layer="layout" svg:width="6.264cm" svg:height="1.512cm" svg:x="14.224cm" svg:y="11.538cm">
          <draw:text-box>
            <text:p text:style-name="P4"><text:span text:style-name="T7">exposed through ACPI</text:span></text:p>
            <text:p text:style-name="P4"><text:span text:style-name="T7">as a </text:span><text:span text:style-name="T8">primary PCI bus</text:span></text:p>
          </draw:text-box>
        </draw:frame>
        <draw:frame draw:style-name="gr5" draw:text-style-name="P8" draw:layer="layout" svg:width="6.264cm" svg:height="1.512cm" svg:x="25.125cm" svg:y="11.539cm">
          <draw:text-box>
            <text:p text:style-name="P4"><text:span text:style-name="T7">exposed through ACPI</text:span></text:p>
            <text:p text:style-name="P4"><text:span text:style-name="T7">as a </text:span><text:span text:style-name="T8">primary PCI bus</text:span></text:p>
          </draw:text-box>
        </draw:frame>
        <draw:frame draw:style-name="gr6" draw:text-style-name="P2" draw:layer="layout" svg:width="2.792cm" svg:height="0.962cm" svg:x="21.444cm" svg:y="7.02cm">
          <draw:text-box>
            <text:p>root bus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2T15:48:50.989724155</dc:date>
    <meta:editing-duration>PT2H49M39S</meta:editing-duration>
    <meta:editing-cycles>214</meta:editing-cycles>
    <meta:generator>LibreOffice/5.1.6.2$Linux_X86_64 LibreOffice_project/10m0$Build-2</meta:generator>
    <meta:document-statistic meta:object-count="48"/>
  </office:meta>
</office:document-meta>
</file>